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19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19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19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Courier New" style:font-name-asian="Courier New" style:font-name-complex="Courier New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0.493888888888889cm" style:use-optimal-column-width="true"/>
    </style:style>
    <style:style style:name="co2" style:family="table-column">
      <style:table-column-properties fo:break-before="auto" style:column-width="1.65805555555556cm" style:use-optimal-column-width="true"/>
    </style:style>
    <style:style style:name="co3" style:family="table-column">
      <style:table-column-properties fo:break-before="auto" style:column-width="1.79916666666667cm" style:use-optimal-column-width="true"/>
    </style:style>
    <style:style style:name="co4" style:family="table-column">
      <style:table-column-properties fo:break-before="auto" style:column-width="1.94027777777778cm" style:use-optimal-column-width="true"/>
    </style:style>
    <style:style style:name="co5" style:family="table-column">
      <style:table-column-properties fo:break-before="auto" style:column-width="3.40430555555556cm" style:use-optimal-column-width="true"/>
    </style:style>
    <style:style style:name="co6" style:family="table-column">
      <style:table-column-properties fo:break-before="auto" style:column-width="2.34597222222222cm" style:use-optimal-column-width="true"/>
    </style:style>
    <style:style style:name="co7" style:family="table-column">
      <style:table-column-properties fo:break-before="auto" style:column-width="1.83444444444444cm" style:use-optimal-column-width="true"/>
    </style:style>
    <style:style style:name="co8" style:family="table-column">
      <style:table-column-properties fo:break-before="auto" style:column-width="4.02166666666667cm" style:use-optimal-column-width="true"/>
    </style:style>
    <style:style style:name="co9" style:family="table-column">
      <style:table-column-properties fo:break-before="auto" style:column-width="1.83444444444444cm"/>
    </style:style>
    <style:style style:name="co10" style:family="table-column">
      <style:table-column-properties fo:break-before="auto" style:column-width="0.352777777777778cm" style:use-optimal-column-width="true"/>
    </style:style>
    <style:style style:name="ro1" style:family="table-row">
      <style:table-row-properties style:row-height="1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rror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9" table:number-columns-repeated="16371" table:default-cell-style-name="ce2"/>
        <table:table-row table:style-name="ro1">
          <table:table-cell table:style-name="ce2"/>
          <table:table-cell office:value-type="string" table:style-name="ce2">
            <text:p>日付</text:p>
          </table:table-cell>
          <table:table-cell office:value-type="string" table:style-name="ce2">
            <text:p>棋士1</text:p>
          </table:table-cell>
          <table:table-cell office:value-type="string" table:style-name="ce2">
            <text:p>棋士2</text:p>
          </table:table-cell>
          <table:table-cell office:value-type="string" table:style-name="ce2">
            <text:p>棋戦名</text:p>
          </table:table-cell>
          <table:table-cell office:value-type="string" table:style-name="ce2">
            <text:p>期数</text:p>
          </table:table-cell>
          <table:table-cell office:value-type="string" table:style-name="ce2">
            <text:p>詳細1</text:p>
          </table:table-cell>
          <table:table-cell office:value-type="string" table:style-name="ce2">
            <text:p><text:span text:style-name="T1">詳細</text:span><text:span text:style-name="T2">2</text:span></text:p>
          </table:table-cell>
          <table:table-cell office:value-type="string" table:style-name="ce2">
            <text:p><text:span text:style-name="T1">詳細</text:span><text:span text:style-name="T2">3</text:span></text:p>
          </table:table-cell>
          <table:table-cell office:value-type="string" table:style-name="ce2">
            <text:p>備考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04-06T00:00:00" table:style-name="ce5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04-06T00:00:00" table:style-name="ce5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1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04-24T00:00:00" table:style-name="ce5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04-24T00:00:00" table:style-name="ce5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2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04-29T00:00:00" table:style-name="ce5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04-29T00:00:00" table:style-name="ce5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3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05-29T00:00:00" table:style-name="ce5">
            <text:p>1957/5/29</text:p>
          </table:table-cell>
          <table:table-cell office:value-type="string" table:style-name="ce2">
            <text:p>清野静男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九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6組</text:p>
          </table:table-cell>
          <table:table-cell office:value-type="string" table:style-name="ce2">
            <text:p>02回戦</text:p>
          </table:table-cell>
          <table:table-cell office:value-type="string" table:style-name="ce4">
            <text:p>清野静男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05-29T00:00:00" table:style-name="ce5">
            <text:p>1957/5/29</text:p>
          </table:table-cell>
          <table:table-cell office:value-type="string" table:style-name="ce2">
            <text:p>清野静男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九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6組</text:p>
          </table:table-cell>
          <table:table-cell office:value-type="string" table:style-name="ce2">
            <text:p>02回戦</text:p>
          </table:table-cell>
          <table:table-cell office:value-type="string" table:style-name="ce6">
            <text:p>南口繁一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10-04T00:00:00" table:style-name="ce7">
            <text:p>1957/10/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4">
            <text:p>重複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10-14T00:00:00" table:style-name="ce7">
            <text:p>1957/10/1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4">
            <text:p>重複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10-14T00:00:00" table:style-name="ce8">
            <text:p>1957/10/1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6">
            <text:p>重複解消（日付不明）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8-03-26T00:00:00" table:style-name="ce5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8-03-26T00:00:00" table:style-name="ce5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8-04-04T00:00:00" table:style-name="ce5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8-04-04T00:00:00" table:style-name="ce5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1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8-04-12T00:00:00" table:style-name="ce5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8-04-12T00:00:00" table:style-name="ce5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2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1-10-27T00:00:00" table:style-name="ce5">
            <text:p>1961/10/27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高柳敏夫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10回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3組</text:p>
          </table:table-cell>
          <table:table-cell office:value-type="string" table:style-name="ce2">
            <text:p>01回戦</text:p>
          </table:table-cell>
          <table:table-cell office:value-type="string" table:style-name="ce4">
            <text:p>山川次彦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1-10-27T00:00:00" table:style-name="ce5">
            <text:p>1961/10/27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高柳敏夫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10回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3組</text:p>
          </table:table-cell>
          <table:table-cell office:value-type="string" table:style-name="ce2">
            <text:p>01回戦</text:p>
          </table:table-cell>
          <table:table-cell office:value-type="string" table:style-name="ce6">
            <text:p>高柳敏夫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1-11-02T00:00:00" table:style-name="ce5">
            <text:p>1961/11/2</text:p>
          </table:table-cell>
          <table:table-cell office:value-type="string" table:style-name="ce2">
            <text:p>市川伸</text:p>
          </table:table-cell>
          <table:table-cell office:value-type="string" table:style-name="ce2">
            <text:p>本間爽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2">
            <text:p>02回戦</text:p>
          </table:table-cell>
          <table:table-cell office:value-type="string" table:style-name="ce4">
            <text:p>市川伸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1-11-02T00:00:00" table:style-name="ce5">
            <text:p>1961/11/2</text:p>
          </table:table-cell>
          <table:table-cell office:value-type="string" table:style-name="ce2">
            <text:p>市川伸</text:p>
          </table:table-cell>
          <table:table-cell office:value-type="string" table:style-name="ce2">
            <text:p>本間爽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2">
            <text:p>02回戦</text:p>
          </table:table-cell>
          <table:table-cell office:value-type="string" table:style-name="ce6">
            <text:p>本間爽悦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2-09-14T00:00:00" table:style-name="ce5">
            <text:p>1962/9/14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2-09-14T00:00:00" table:style-name="ce5">
            <text:p>1962/9/14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2-10-02T00:00:00" table:style-name="ce5">
            <text:p>1962/10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2-10-02T00:00:00" table:style-name="ce5">
            <text:p>1962/10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5-11-10T00:00:00" table:style-name="ce5">
            <text:p>1965/11/10</text:p>
          </table:table-cell>
          <table:table-cell office:value-type="string" table:style-name="ce2">
            <text:p>岡崎史明</text:p>
          </table:table-cell>
          <table:table-cell office:value-type="string" table:style-name="ce2">
            <text:p>高島弘光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5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8組</text:p>
          </table:table-cell>
          <table:table-cell office:value-type="string" table:style-name="ce2">
            <text:p>01回戦</text:p>
          </table:table-cell>
          <table:table-cell office:value-type="string" table:style-name="ce4">
            <text:p>岡崎史明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5-11-10T00:00:00" table:style-name="ce5">
            <text:p>1965/11/10</text:p>
          </table:table-cell>
          <table:table-cell office:value-type="string" table:style-name="ce2">
            <text:p>岡崎史明</text:p>
          </table:table-cell>
          <table:table-cell office:value-type="string" table:style-name="ce2">
            <text:p>高島弘光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5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8組</text:p>
          </table:table-cell>
          <table:table-cell office:value-type="string" table:style-name="ce2">
            <text:p>01回戦</text:p>
          </table:table-cell>
          <table:table-cell office:value-type="string" table:style-name="ce6">
            <text:p>高島弘光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7-02-06T00:00:00" table:style-name="ce5">
            <text:p>1967/2/6</text:p>
          </table:table-cell>
          <table:table-cell office:value-type="string" table:style-name="ce2">
            <text:p>佐伯昌優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7-02-06T00:00:00" table:style-name="ce5">
            <text:p>1967/2/6</text:p>
          </table:table-cell>
          <table:table-cell office:value-type="string" table:style-name="ce2">
            <text:p>佐伯昌優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7-02-15T00:00:00" table:style-name="ce5">
            <text:p>1967/2/15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佐藤庄平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7-02-15T00:00:00" table:style-name="ce5">
            <text:p>1967/2/15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佐藤庄平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07-13T00:00:00" table:style-name="ce5">
            <text:p>1968/7/13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07-13T00:00:00" table:style-name="ce5">
            <text:p>1968/7/13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08-27T00:00:00" table:style-name="ce5">
            <text:p>1968/8/2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08-27T00:00:00" table:style-name="ce5">
            <text:p>1968/8/2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10-18T00:00:00" table:style-name="ce5">
            <text:p>1968/10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8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10-18T00:00:00" table:style-name="ce5">
            <text:p>1968/10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6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11-19T00:00:00" table:style-name="ce5">
            <text:p>1968/11/19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8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11-19T00:00:00" table:style-name="ce5">
            <text:p>1968/11/19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6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12-23T00:00:00" table:style-name="ce5">
            <text:p>1968/12/23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8組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12-23T00:00:00" table:style-name="ce5">
            <text:p>1968/12/23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6組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9-08-25T00:00:00" table:style-name="ce5">
            <text:p>1969/8/25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9-08-25T00:00:00" table:style-name="ce5">
            <text:p>1969/8/25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9-08-28T00:00:00" table:style-name="ce5">
            <text:p>1969/8/28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9-08-28T00:00:00" table:style-name="ce5">
            <text:p>1969/8/28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7-07T00:00:00" table:style-name="ce5">
            <text:p>1970/7/7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7-07T00:00:00" table:style-name="ce5">
            <text:p>1970/7/7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7-13T00:00:00" table:style-name="ce5">
            <text:p>1970/7/13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7-13T00:00:00" table:style-name="ce5">
            <text:p>1970/7/13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8-11T00:00:00" table:style-name="ce5">
            <text:p>1970/8/11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8-11T00:00:00" table:style-name="ce5">
            <text:p>1970/8/11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8-19T00:00:00" table:style-name="ce5">
            <text:p>1970/8/19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8-19T00:00:00" table:style-name="ce5">
            <text:p>1970/8/19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9-28T00:00:00" table:style-name="ce5">
            <text:p>1970/9/28</text:p>
          </table:table-cell>
          <table:table-cell office:value-type="string" table:style-name="ce2">
            <text:p>田辺一郎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4">
            <text:p>04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9-28T00:00:00" table:style-name="ce5">
            <text:p>1970/9/28</text:p>
          </table:table-cell>
          <table:table-cell office:value-type="string" table:style-name="ce2">
            <text:p>田辺一郎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6">
            <text:p>03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10-10T00:00:00" table:style-name="ce5">
            <text:p>1970/10/10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4">
            <text:p>03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10-10T00:00:00" table:style-name="ce5">
            <text:p>1970/10/10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6">
            <text:p>02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1-08-25T00:00:00" table:style-name="ce5">
            <text:p>1971/8/2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1-08-25T00:00:00" table:style-name="ce5">
            <text:p>1971/8/2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1-08-27T00:00:00" table:style-name="ce5">
            <text:p>1971/8/27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1-08-27T00:00:00" table:style-name="ce5">
            <text:p>1971/8/27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2-08-09T00:00:00" table:style-name="ce5">
            <text:p>1972/8/9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2-08-09T00:00:00" table:style-name="ce5">
            <text:p>1972/8/9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2-08-29T00:00:00" table:style-name="ce5">
            <text:p>1972/8/29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2-08-29T00:00:00" table:style-name="ce5">
            <text:p>1972/8/29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6-07-29T00:00:00" table:style-name="ce5">
            <text:p>1976/7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6-07-29T00:00:00" table:style-name="ce5">
            <text:p>1976/7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6-08-10T00:00:00" table:style-name="ce5">
            <text:p>1976/8/10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6-08-10T00:00:00" table:style-name="ce5">
            <text:p>1976/8/10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07-05T00:00:00" table:style-name="ce5">
            <text:p>1977/7/5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白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07-05T00:00:00" table:style-name="ce5">
            <text:p>1977/7/5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紅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6-13T00:00:00" table:style-name="ce5">
            <text:p>1978/6/13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6-13T00:00:00" table:style-name="ce5">
            <text:p>1978/6/13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6-19T00:00:00" table:style-name="ce5">
            <text:p>1978/6/19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6-19T00:00:00" table:style-name="ce5">
            <text:p>1978/6/19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紅組プレーオフ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紅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7-27T00:00:00" table:style-name="ce5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7-27T00:00:00" table:style-name="ce5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0-25T00:00:00" table:style-name="ce5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0-25T00:00:00" table:style-name="ce5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1-14T00:00:00" table:style-name="ce5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1-14T00:00:00" table:style-name="ce5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1-27T00:00:00" table:style-name="ce5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1-27T00:00:00" table:style-name="ce5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12T00:00:00" table:style-name="ce5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12T00:00:00" table:style-name="ce5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13T00:00:00" table:style-name="ce5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13T00:00:00" table:style-name="ce5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21T00:00:00" table:style-name="ce5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21T00:00:00" table:style-name="ce5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1-31T00:00:00" table:style-name="ce5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1-31T00:00:00" table:style-name="ce5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1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21T00:00:00" table:style-name="ce5">
            <text:p>1979/6/21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田中寅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21T00:00:00" table:style-name="ce5">
            <text:p>1979/6/21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田中寅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27T00:00:00" table:style-name="ce5">
            <text:p>1979/6/27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27T00:00:00" table:style-name="ce5">
            <text:p>1979/6/27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29T00:00:00" table:style-name="ce5">
            <text:p>1979/6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29T00:00:00" table:style-name="ce5">
            <text:p>1979/6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7-05T00:00:00" table:style-name="ce5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7-05T00:00:00" table:style-name="ce5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9-04T00:00:00" table:style-name="ce5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9-04T00:00:00" table:style-name="ce5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9-18T00:00:00" table:style-name="ce5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9-18T00:00:00" table:style-name="ce5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0-22T00:00:00" table:style-name="ce5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0-22T00:00:00" table:style-name="ce5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1-13T00:00:00" table:style-name="ce5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1-13T00:00:00" table:style-name="ce5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1-29T00:00:00" table:style-name="ce5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1-29T00:00:00" table:style-name="ce5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2-17T00:00:00" table:style-name="ce5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2-17T00:00:00" table:style-name="ce5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1-21T00:00:00" table:style-name="ce5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1-21T00:00:00" table:style-name="ce5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01T00:00:00" table:style-name="ce5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01T00:00:00" table:style-name="ce5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05T00:00:00" table:style-name="ce5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05T00:00:00" table:style-name="ce5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27T00:00:00" table:style-name="ce5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27T00:00:00" table:style-name="ce5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3-17T00:00:00" table:style-name="ce5">
            <text:p>1980/3/17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小堀清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4-08-07T00:00:00" table:style-name="ce5">
            <text:p>1984/8/7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4-08-07T00:00:00" table:style-name="ce5">
            <text:p>1984/8/7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4-08-31T00:00:00" table:style-name="ce5">
            <text:p>1984/8/3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4-08-31T00:00:00" table:style-name="ce5">
            <text:p>1984/8/3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06-03T00:00:00" table:style-name="ce5">
            <text:p>1987/6/3</text:p>
          </table:table-cell>
          <table:table-cell office:value-type="string" table:style-name="ce2">
            <text:p>西川慶二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06-03T00:00:00" table:style-name="ce5">
            <text:p>1987/6/3</text:p>
          </table:table-cell>
          <table:table-cell office:value-type="string" table:style-name="ce2">
            <text:p>西川慶二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06-08T00:00:00" table:style-name="ce5">
            <text:p>1987/6/8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06-08T00:00:00" table:style-name="ce5">
            <text:p>1987/6/8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06-16T00:00:00" table:style-name="ce5">
            <text:p>1987/6/16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06-16T00:00:00" table:style-name="ce5">
            <text:p>1987/6/16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2-14T00:00:00" table:style-name="ce5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4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2-14T00:00:00" table:style-name="ce5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6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4-11T00:00:00" table:style-name="ce5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4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4-11T00:00:00" table:style-name="ce5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6-19T00:00:00" table:style-name="ce5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4">
            <text:p>ランキング戦</text:p>
          </table:table-cell>
          <table:table-cell office:value-type="string" table:style-name="ce2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6-19T00:00:00" table:style-name="ce5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6">
            <text:p>3位出場者決定戦</text:p>
          </table:table-cell>
          <table:table-cell office:value-type="string" table:style-name="ce2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2-25T00:00:00" table:style-name="ce5">
            <text:p>1992/2/25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白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2-25T00:00:00" table:style-name="ce5">
            <text:p>1992/2/25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紅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3-09T00:00:00" table:style-name="ce5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3-09T00:00:00" table:style-name="ce5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3-19T00:00:00" table:style-name="ce5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3-19T00:00:00" table:style-name="ce5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3-25T00:00:00" table:style-name="ce5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3-25T00:00:00" table:style-name="ce5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6-18T00:00:00" table:style-name="ce5">
            <text:p>1992/6/18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6-18T00:00:00" table:style-name="ce5">
            <text:p>1992/6/18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6-19T00:00:00" table:style-name="ce5">
            <text:p>1992/6/1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6-19T00:00:00" table:style-name="ce5">
            <text:p>1992/6/1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6-26T00:00:00" table:style-name="ce5">
            <text:p>1992/6/26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6-26T00:00:00" table:style-name="ce5">
            <text:p>1992/6/26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4-02-22T00:00:00" table:style-name="ce5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4-02-22T00:00:00" table:style-name="ce5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5-06-09T00:00:00" table:style-name="ce5">
            <text:p>1995/6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5-06-09T00:00:00" table:style-name="ce5">
            <text:p>1995/6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5-06-16T00:00:00" table:style-name="ce5">
            <text:p>1995/6/16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5-06-16T00:00:00" table:style-name="ce5">
            <text:p>1995/6/16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7-07-14T00:00:00" table:style-name="ce5">
            <text:p>1997/7/14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7-07-14T00:00:00" table:style-name="ce5">
            <text:p>1997/7/14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7-08-06T00:00:00" table:style-name="ce5">
            <text:p>1997/8/6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7-08-06T00:00:00" table:style-name="ce5">
            <text:p>1997/8/6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06-09T00:00:00" table:style-name="ce5">
            <text:p>1999/6/9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06-09T00:00:00" table:style-name="ce5">
            <text:p>1999/6/9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06-11T00:00:00" table:style-name="ce5">
            <text:p>1999/6/11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06-11T00:00:00" table:style-name="ce5">
            <text:p>1999/6/11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06-18T00:00:00" table:style-name="ce5">
            <text:p>1999/6/18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06-18T00:00:00" table:style-name="ce5">
            <text:p>1999/6/18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4">
            <text:p>ランキング戦</text:p>
          </table:table-cell>
          <table:table-cell office:value-type="string" table:style-name="ce4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6">
            <text:p>昇級者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06-09T00:00:00" table:style-name="ce5">
            <text:p>2000/6/9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紅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06-09T00:00:00" table:style-name="ce5">
            <text:p>2000/6/9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白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10-25T00:00:00" table:style-name="ce5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10-25T00:00:00" table:style-name="ce5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2-05-29T00:00:00" table:style-name="ce5">
            <text:p>2002/5/29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2-05-29T00:00:00" table:style-name="ce5">
            <text:p>2002/5/29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々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2-11-19T00:00:00" table:style-name="ce5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2-11-19T00:00:00" table:style-name="ce5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3-01-21T00:00:00" table:style-name="ce5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3-01-21T00:00:00" table:style-name="ce5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9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3-03-11T00:00:00" table:style-name="ce5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3-03-11T00:00:00" table:style-name="ce5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2-01-20T00:00:00" table:style-name="ce5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2-01-20T00:00:00" table:style-name="ce5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3-04-02T00:00:00" table:style-name="ce5">
            <text:p>2013/4/2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4組</text:p>
          </table:table-cell>
          <table:table-cell office:value-type="string" table:style-name="ce2">
            <text:p>決勝</text:p>
          </table:table-cell>
          <table:table-cell office:value-type="string" table:style-name="ce2">
            <text:p>当期他二次予選对局组别不明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3-04-02T00:00:00" table:style-name="ce5">
            <text:p>2013/4/2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二次予選</text:p>
          </table:table-cell>
          <table:table-cell table:style-name="ce6"/>
          <table:table-cell office:value-type="string" table:style-name="ce2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6">
            <text:p>13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澤田真吾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澤田真吾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伊藤博文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伊藤博文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1-20T00:00:00" table:style-name="ce5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1-20T00:00:00" table:style-name="ce5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三枚堂達也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三枚堂達也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藤森哲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今泉健司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竹内雄悟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星野良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藤森哲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今泉健司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竹内雄悟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星野良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中秀史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八代弥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中秀史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八代弥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平武洋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川上猛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平武洋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川上猛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佐藤和俊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佐藤和俊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小林裕士</text:p>
          </table:table-cell>
          <table:table-cell office:value-type="string" table:style-name="ce2">
            <text:p>平藤眞吾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4">
            <text:p>Bブロック</text:p>
          </table:table-cell>
          <table:table-cell office:value-type="string" table:style-name="ce2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中座真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小林裕士</text:p>
          </table:table-cell>
          <table:table-cell office:value-type="string" table:style-name="ce2">
            <text:p>平藤眞吾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6">
            <text:p>Aブロック</text:p>
          </table:table-cell>
          <table:table-cell office:value-type="string" table:style-name="ce2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中座真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長沼洋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木下浩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長沼洋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木下浩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04T00:00:00" table:style-name="ce5">
            <text:p>2017/7/4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所司和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04T00:00:00" table:style-name="ce5">
            <text:p>2017/7/4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所司和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近藤正和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近藤正和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28T00:00:00" table:style-name="ce5">
            <text:p>2017/7/28</text:p>
          </table:table-cell>
          <table:table-cell office:value-type="string" table:style-name="ce2">
            <text:p>小倉久史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28T00:00:00" table:style-name="ce5">
            <text:p>2017/7/28</text:p>
          </table:table-cell>
          <table:table-cell office:value-type="string" table:style-name="ce2">
            <text:p>小倉久史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8-15T00:00:00" table:style-name="ce5">
            <text:p>2017/8/15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table:style-name="ce4"/>
          <table:table-cell office:value-type="string" table:style-name="ce2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8-15T00:00:00" table:style-name="ce5">
            <text:p>2017/8/15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6">
            <text:p>Aブロック</text:p>
          </table:table-cell>
          <table:table-cell office:value-type="string" table:style-name="ce2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8-30T00:00:00" table:style-name="ce5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8-30T00:00:00" table:style-name="ce5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01T00:00:00" table:style-name="ce5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01T00:00:00" table:style-name="ce5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4" table:style-name="ce2"/>
          <table:table-cell table:number-columns-repeated="16371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13T00:00:00" table:style-name="ce5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13T00:00:00" table:style-name="ce5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3" table:style-name="ce2"/>
          <table:table-cell office:value-type="string" table:style-name="ce2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田村康介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田村康介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22T00:00:00" table:style-name="ce5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22T00:00:00" table:style-name="ce5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4">
            <text:p>Cブロック</text:p>
          </table:table-cell>
          <table:table-cell office:value-type="string" table:style-name="ce2">
            <text:p>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6">
            <text:p>Bブロック</text:p>
          </table:table-cell>
          <table:table-cell office:value-type="string" table:style-name="ce2">
            <text:p>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0-25T00:00:00" table:style-name="ce5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0-25T00:00:00" table:style-name="ce5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0-26T00:00:00" table:style-name="ce5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0-26T00:00:00" table:style-name="ce5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1-10T00:00:00" table:style-name="ce5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1-10T00:00:00" table:style-name="ce5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4T00:00:00" table:style-name="ce5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4T00:00:00" table:style-name="ce5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04T00:00:00" table:style-name="ce5">
            <text:p>2018/7/4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04T00:00:00" table:style-name="ce5">
            <text:p>2018/7/4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北浜健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北浜健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12T00:00:00" table:style-name="ce5">
            <text:p>2018/7/12</text:p>
          </table:table-cell>
          <table:table-cell office:value-type="string" table:style-name="ce2">
            <text:p>日浦市郎</text:p>
          </table:table-cell>
          <table:table-cell office:value-type="string" table:style-name="ce2">
            <text:p>中田宏樹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12T00:00:00" table:style-name="ce5">
            <text:p>2018/7/12</text:p>
          </table:table-cell>
          <table:table-cell office:value-type="string" table:style-name="ce2">
            <text:p>日浦市郎</text:p>
          </table:table-cell>
          <table:table-cell office:value-type="string" table:style-name="ce2">
            <text:p>中田宏樹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17T00:00:00" table:style-name="ce5">
            <text:p>2018/7/17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17T00:00:00" table:style-name="ce5">
            <text:p>2018/7/17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25T00:00:00" table:style-name="ce5">
            <text:p>2018/7/25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25T00:00:00" table:style-name="ce5">
            <text:p>2018/7/25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8-04T00:00:00" table:style-name="ce5">
            <text:p>2018/8/4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8-04T00:00:00" table:style-name="ce5">
            <text:p>2018/8/4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8-07T00:00:00" table:style-name="ce5">
            <text:p>2018/8/7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畠山成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8-07T00:00:00" table:style-name="ce5">
            <text:p>2018/8/7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畠山成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9-02-15T00:00:00" table:style-name="ce5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9-02-15T00:00:00" table:style-name="ce5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9-07-08T00:00:00" table:style-name="ce5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9-07-08T00:00:00" table:style-name="ce5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6">
            <text:p>準々決勝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9-08-08T00:00:00" table:style-name="ce5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4">
            <text:p>3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9-08-08T00:00:00" table:style-name="ce5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6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/>
        </table:table-row>
        <table:table-row table:number-rows-repeated="1048185" table:style-name="ro1">
          <table:table-cell table:number-columns-repeated="16384"/>
        </table:table-row>
      </table:table>
      <table:database-ranges>
        <table:database-range table:target-range-address="errors.A302:errors.J319" table:contains-header="false">
          <table:sort>
            <table:sort-by table:field-number="1"/>
          </table:sort>
        </table:database-range>
        <table:database-range table:target-range-address="errors.A1:errors.J384" table:display-filter-buttons="tru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Micheal Johnson</meta:initial-creator>
    <dc:creator>Micheal Johnson</dc:creator>
    <meta:creation-date>2020-01-27T03:42:23Z</meta:creation-date>
    <dc:date>2020-02-07T04:58:50Z</dc:date>
    <meta:user-defined meta:name="WorkbookGuid">dfd2ee33-1efe-4fa1-a778-61e8eb1776c8</meta:user-defined>
  </office:meta>
</office:document-meta>
</file>